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B800000373132A7100.png" manifest:media-type=""/>
  <manifest:file-entry manifest:full-path="Pictures/10000000000006DA000003755B8F8244.png" manifest:media-type=""/>
  <manifest:file-entry manifest:full-path="Pictures/10000000000005D100000369EE6A6B7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/>
    </style:style>
    <style:style style:name="P3" style:family="paragraph">
      <style:text-properties fo:font-family="'Trebuchet MS'" style:font-family-generic="swiss" style:font-pitch="variable" fo:font-size="18pt" style:font-size-asian="18pt" style:font-size-complex="18pt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font-family="'Trebuchet M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5.207cm" svg:x="1.05cm" svg:y="3.198cm">
          <draw:image xlink:href="Pictures/10000000000005D100000369EE6A6B70.png" xlink:type="simple" xlink:show="embed" xlink:actuate="onLoad">
            <text:p/>
          </draw:image>
        </draw:frame>
        <draw:frame draw:style-name="gr2" draw:text-style-name="P2" draw:layer="layout" svg:width="12.446cm" svg:height="1.901cm" svg:x="1.127cm" svg:y="1.132cm">
          <draw:text-box>
            <text:p text:style-name="P2"><text:span text:style-name="T1">GPS Board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5.939cm" svg:height="13.087cm" svg:x="1.05cm" svg:y="4.258cm">
          <draw:image xlink:href="Pictures/10000000000006DA000003755B8F8244.png" xlink:type="simple" xlink:show="embed" xlink:actuate="onLoad">
            <text:p/>
          </draw:image>
        </draw:frame>
        <draw:frame draw:style-name="gr2" draw:text-style-name="P3" draw:layer="layout" svg:width="12.446cm" svg:height="1.901cm" svg:x="1.127cm" svg:y="1.132cm">
          <draw:text-box>
            <text:p text:style-name="P3"><text:span text:style-name="T2">Olimex E-407</text:span></text:p>
            <text:p text:style-name="P3"><text:span text:style-name="T2"/></text:p>
          </draw:text-box>
        </draw:frame>
      </draw:page>
      <draw:page draw:name="page3" draw:style-name="dp1" draw:master-page-name="Default">
        <draw:frame draw:style-name="gr1" draw:text-style-name="P1" draw:layer="layout" svg:width="25.939cm" svg:height="13.315cm" svg:x="1.05cm" svg:y="4.144cm">
          <draw:image xlink:href="Pictures/10000000000006B800000373132A7100.png" xlink:type="simple" xlink:show="embed" xlink:actuate="onLoad">
            <text:p/>
          </draw:image>
        </draw:frame>
        <draw:frame draw:style-name="gr2" draw:text-style-name="P2" draw:layer="layout" svg:width="12.446cm" svg:height="1.901cm" svg:x="1.127cm" svg:y="1.131cm">
          <draw:text-box>
            <text:p text:style-name="P2"><text:span text:style-name="T1">Rocketne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cker </meta:initial-creator>
    <meta:creation-date>2013-10-04T10:58:01</meta:creation-date>
    <dc:date>2013-10-04T11:01:13</dc:date>
    <dc:creator>wicker </dc:creator>
    <meta:editing-duration>P0D</meta:editing-duration>
    <meta:editing-cycles>1</meta:editing-cycles>
    <meta:document-statistic meta:object-count="6"/>
    <meta:generator>LibreOffice/4.0.2.2$Linux_X86_64 LibreOffice_project/400m0$Build-2</meta:generator>
  </office:meta>
</office:document-meta>
</file>